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c42d" officeooo:paragraph-rsid="0013c42d"/>
    </style:style>
    <style:style style:name="P2" style:family="paragraph" style:parent-style-name="Standard">
      <style:text-properties officeooo:rsid="0014bcbe" officeooo:paragraph-rsid="0013c42d"/>
    </style:style>
    <style:style style:name="P3" style:family="paragraph" style:parent-style-name="Standard">
      <style:text-properties officeooo:rsid="0014bcbe" officeooo:paragraph-rsid="0014bcbe"/>
    </style:style>
    <style:style style:name="T1" style:family="text">
      <style:text-properties officeooo:rsid="0014bc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o,</text:p>
      <text:p text:style-name="P1">Kaiser Permanente,</text:p>
      <text:p text:style-name="P3">2101 East Jefferson Street </text:p>
      <text:p text:style-name="P3">Rockville, MD 20852</text:p>
      <text:p text:style-name="P3"/>
      <text:p text:style-name="P3">Atten: Appeals Department </text:p>
      <text:p text:style-name="P3"/>
      <text:p text:style-name="P1"/>
      <text:p text:style-name="P2"/>
      <text:p text:style-name="P1"/>
      <text:p text:style-name="P1">I am appealing <text:span text:style-name="T1">to review and waive the </text:span>the charge in my account for the following reasons:</text:p>
      <text:p text:style-name="P1"/>
      <text:p text:style-name="P1">1. I had auto payment setup for my premium in my account just like I had it for over severals. I plan was canceled in March due to non-payment. I was not notified until later it was due to non payment. My job requires me to travel and that why I had auto payment set up.</text:p>
      <text:p text:style-name="P1">2. <text:s/>I called to take care of the overdue premiums when I came to know and I was told it was tool ate and it doesn't make any difference.</text:p>
      <text:p text:style-name="P1">3. I had couple of doctor appointment and lab work done in May and nobody told me anything when went to the appointment and when I called to discuss about the appointment.</text:p>
      <text:p text:style-name="P1">4. I moved to new address around end of Feb and I did not receive the statement.</text:p>
      <text:p text:style-name="P1">5. currently , my wife is not working and we have only 1 income for family of 6. I am unable to take care of it.</text:p>
      <text:p text:style-name="P1">6. New statement I received had charges from beginning 2017 that I was not aware of. Its more then a year old and I never received anything until last month.</text:p>
      <text:p text:style-name="P1"/>
      <text:p text:style-name="P3">Had <text:s/>I known it earlier I would have taken care it. I spent hours and hours trying to reinstate this plan between Kaiser and <text:s/>Health care market plan with no result. </text:p>
      <text:p text:style-name="P1"/>
      <text:p text:style-name="P1">I have been Kaiser Permanente member over 7-8 years and I never had this kind of issue. I am currently trying to enroll in a Kaiser Permanente plan and I want to settle this before doing so.</text:p>
      <text:p text:style-name="P1"/>
      <text:p text:style-name="P1">I would like to thank you for your <text:span text:style-name="T1">time and requesting humbly that these charges be waived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7:49:55.515746402</meta:creation-date>
    <meta:print-date>2018-11-24T17:57:07.591818587</meta:print-date>
    <dc:date>2018-11-24T18:12:27.662484843</dc:date>
    <meta:editing-duration>PT5M31S</meta:editing-duration>
    <meta:editing-cycles>1</meta:editing-cycles>
    <meta:document-statistic meta:table-count="0" meta:image-count="0" meta:object-count="0" meta:page-count="1" meta:paragraph-count="15" meta:word-count="305" meta:character-count="1558" meta:non-whitespace-character-count="1260"/>
    <meta:generator>LibreOffice/5.1.6.2$Linux_X86_64 LibreOffice_project/10m0$Build-2</meta:generator>
  </office:meta>
</office:document-meta>
</file>